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ffe700" draw:stroke="none" fo:margin="1.000000000000000pt" style:wrap="biggest" style:wrap-dynamic-threshold="0.000000000000000pt" svg:fill-rule="evenodd"/>
    </style:style>
    <style:style style:name="gr3" style:family="graphic">
      <style:graphic-properties draw:fill="solid" draw:fill-color="#000000" draw:stroke="none" fo:margin="1.000000000000000pt" style:wrap="biggest" style:wrap-dynamic-threshold="0.000000000000000pt" svg:fill-rule="evenodd"/>
    </style:style>
    <style:style style:name="gr4" style:family="graphic">
      <style:graphic-properties draw:fill="solid" draw:fill-color="#de3908" draw:stroke="none" fo:margin="1.000000000000000pt" style:wrap="biggest" style:wrap-dynamic-threshold="0.000000000000000pt" svg:fill-rule="evenodd"/>
    </style:style>
    <style:style style:name="gr5" style:family="graphic">
      <style:graphic-properties draw:fill="solid" draw:fill-color="#fffdff" draw:stroke="solid" draw:stroke-linejoin="miter" fo:margin="1.000000000000000pt" style:wrap="biggest" style:wrap-dynamic-threshold="0.000000000000000pt" svg:fill-rule="evenodd" svg:stroke-color="#000000" svg:stroke-opacity="1" svg:stroke-width="1.000000000000000pt"/>
    </style:style>
    <style:style style:name="gr6" style:family="graphic">
      <style:graphic-properties draw:fill="solid" draw:fill-color="#de3108" draw:stroke="solid" draw:stroke-linejoin="miter" fo:margin="1.000000000000000pt" style:wrap="biggest" style:wrap-dynamic-threshold="0.000000000000000pt" svg:fill-rule="evenodd" svg:stroke-color="#000000" svg:stroke-opacity="1" svg:stroke-width="1.000000000000000pt"/>
    </style:style>
    <style:style style:name="gr7" style:family="graphic">
      <style:graphic-properties draw:fill="solid" draw:fill-color="#ffe700" draw:stroke="solid" draw:stroke-linejoin="miter" fo:margin="1.000000000000000pt" style:wrap="biggest" style:wrap-dynamic-threshold="0.000000000000000pt" svg:fill-rule="evenodd" svg:stroke-color="#000000" svg:stroke-opacity="1" svg:stroke-width="1.000000000000000pt"/>
    </style:style>
    <style:style style:name="gr8" style:family="graphic">
      <style:graphic-properties draw:fill="solid" draw:fill-color="#000000" draw:stroke="solid" draw:stroke-linejoin="round" fo:margin="1.000000000000000pt" style:wrap="biggest" style:wrap-dynamic-threshold="0.000000000000000pt" svg:fill-rule="evenodd" svg:stroke-color="#000000" svg:stroke-opacity="1" svg:stroke-width="1.000000000000000pt"/>
    </style:style>
    <style:style style:name="gr9" style:family="graphic">
      <style:graphic-properties draw:fill="solid" draw:fill-color="#9ca69c" draw:stroke="solid" draw:stroke-linejoin="round" fo:margin="1.000000000000000pt" style:wrap="biggest" style:wrap-dynamic-threshold="0.000000000000000pt" svg:fill-rule="evenodd" svg:stroke-color="#9ca69c" svg:stroke-opacity="1" svg:stroke-width="1.000000000000000pt"/>
    </style:style>
    <style:style style:name="gr10" style:family="graphic">
      <style:graphic-properties draw:fill="solid" draw:fill-color="#9ca69c" draw:stroke="solid" draw:stroke-linejoin="miter" fo:margin="1.000000000000000pt" style:wrap="biggest" style:wrap-dynamic-threshold="0.000000000000000pt" svg:fill-rule="evenodd" svg:stroke-color="#9ca69c" svg:stroke-opacity="1" svg:stroke-width="1.000000000000000pt"/>
    </style:style>
    <style:style style:name="gr11" style:family="graphic">
      <style:graphic-properties draw:fill="solid" draw:fill-color="#ffffff" draw:stroke="none" fo:margin="1.000000000000000pt" style:wrap="biggest" style:wrap-dynamic-threshold="0.000000000000000pt" svg:fill-rule="evenodd"/>
    </style:style>
    <style:style style:name="gr12" style:family="graphic">
      <style:graphic-properties draw:fill="solid" draw:fill-color="#ffffff" draw:stroke="solid" draw:stroke-linejoin="round" fo:margin="1.000000000000000pt" style:wrap="biggest" style:wrap-dynamic-threshold="0.000000000000000pt" svg:fill-rule="evenodd" svg:stroke-color="#ffffff" svg:stroke-opacity="1" svg:stroke-width="1.000000000000000pt"/>
    </style:style>
    <style:style style:name="gr13" style:family="graphic">
      <style:graphic-properties draw:fill="solid" draw:fill-color="#9ca69c" draw:stroke="solid" draw:stroke-linejoin="miter" fo:margin="1.000000000000000pt" style:wrap="biggest" style:wrap-dynamic-threshold="0.000000000000000pt" svg:fill-rule="evenodd" svg:stroke-color="#000000" svg:stroke-opacity="1" svg:stroke-width="1.000000000000000pt"/>
    </style:style>
    <style:style style:name="gr14" style:family="graphic">
      <style:graphic-properties draw:fill="solid" draw:fill-color="#de3108" draw:stroke="solid" draw:stroke-linejoin="round" fo:margin="1.000000000000000pt" style:wrap="biggest" style:wrap-dynamic-threshold="0.000000000000000pt" svg:fill-rule="evenodd" svg:stroke-color="#000000" svg:stroke-opacity="1" svg:stroke-width="1.000000000000000pt"/>
    </style:style>
    <style:style style:name="gr15" style:family="graphic">
      <style:graphic-properties draw:fill="solid" draw:fill-color="#ffffff" draw:stroke="solid" draw:stroke-linejoin="round" fo:margin="1.000000000000000pt" style:wrap="biggest" style:wrap-dynamic-threshold="0.000000000000000pt" svg:fill-rule="evenodd" svg:stroke-color="#000000" svg:stroke-opacity="1" svg:stroke-width="1.000000000000000pt"/>
    </style:style>
    <style:style style:name="gr16" style:family="graphic">
      <style:graphic-properties draw:fill="none" draw:stroke="solid" draw:stroke-linejoin="miter" fo:margin="1.000000000000000pt" style:wrap="biggest" style:wrap-dynamic-threshold="0.000000000000000pt" svg:fill-rule="nonzero" svg:stroke-color="#ffffff" svg:stroke-opacity="1" svg:stroke-width="1.000000000000000pt"/>
    </style:style>
    <style:style style:name="dp2" style:family="drawing-page"/>
  </office:automatic-styles>
  <office:body>
    <office:drawing>
      <draw:page draw:name="page1" draw:id="page1" draw:master-page-name="Default1" draw:style-name="dp2">
        <draw:layer-set>
          <draw:layer draw:name=""/>
        </draw:layer-set>
        <draw:g draw:style-name="gr1" draw:id="shape1" svg:y="0.00000000000pt">
          <draw:rect draw:style-name="gr2" draw:id="shape2" draw:name="rect585" draw:layer="" svg:width="150.00013600000pt" svg:height="16.66430080000pt" svg:x="0.00000000000pt" svg:y="66.67148400000pt"/>
          <draw:rect draw:style-name="gr3" draw:id="shape3" draw:name="rect586" draw:layer="" svg:width="150.00013600000pt" svg:height="16.66430080000pt" svg:x="0.00000000000pt" svg:y="50.00000000000pt"/>
          <draw:rect draw:style-name="gr4" draw:id="shape4" draw:name="rect587" draw:layer="" svg:width="150.00013600000pt" svg:height="16.66430080000pt" svg:x="0.00000000000pt" svg:y="33.33574240000pt"/>
          <draw:rect draw:style-name="gr2" draw:id="shape5" draw:name="rect588" draw:layer="" svg:width="150.00013600000pt" svg:height="16.66430080000pt" svg:x="0.00000000000pt" svg:y="16.67148400000pt"/>
          <draw:rect draw:style-name="gr3" draw:id="shape6" draw:name="rect589" draw:layer="" svg:width="150.00013600000pt" svg:height="16.66430080000pt"/>
          <draw:g draw:style-name="gr1" draw:id="shape7" draw:name="g568" svg:y="34.31192580639pt">
            <draw:path draw:style-name="gr5" draw:id="shape8" draw:name="path567" draw:layer="" svg:width="184.00000000000pt" svg:height="184.00000000000pt" draw:transform="matrix(0.16922211000 0.00000000000 0.00000000000 0.16922211000 59.43164784000pt 34.43158390790pt)" svg:viewBox="0 0 184 184" svg:d="M184 92C184 142.81 142.81 184 92 184C41.1898 184 0 142.81 0 92C0 41.1898 41.1898 0 92 0C142.81 0 184 41.1898 184 92Z" koffice:nodeTypes="ccccc"/>
            <draw:path draw:style-name="gr6" draw:id="shape9" draw:name="path556" draw:layer="" svg:width="12.73904133333pt" svg:height="15.17651626667pt" draw:transform="matrix(0.16922211000 0.00000000000 0.00000000000 0.16922211000 71.24267422956pt 35.51190124258pt)" svg:viewBox="0 0 13 15" svg:d="M6.15397 15.1765L0 4.11037C2.37471 1.79205 6.36993 0 12.739 0C12.739 0.421659 12.0912 12.1203 12.0912 12.1203Z" koffice:nodeTypes="ccccc"/>
            <draw:path draw:style-name="gr7" draw:id="shape10" draw:name="path557" draw:layer="" svg:width="19.81884357471pt" svg:height="16.56543434498pt" draw:transform="matrix(0.16922211000 0.00000000000 0.00000000000 0.16922211000 73.22852953483pt 35.50897012861pt)" svg:viewBox="0 0 20 17" svg:d="M0 12.0151L0.834594 0.0170983C0.834594 0.0170983 13.1425 -0.706275 19.8176 7.25715C19.922 7.1537 13.2468 16.5654 13.2468 16.5654Z" koffice:nodeTypes="ccccc"/>
            <draw:path draw:style-name="gr6" draw:id="shape11" draw:name="path558" draw:layer="" svg:width="12.95599622479pt" svg:height="14.51070945936pt" draw:transform="matrix(0.16922211000 0.00000000000 0.00000000000 0.16922211000 75.51587095128pt 36.73530940904pt)" svg:viewBox="0 0 13 15" svg:d="M0 9.60005L6.31422 0C10.5603 4.37366 12.3018 7.46698 12.9551 12.1607C13.064 12.2674 2.93932 14.6139 2.93932 14.5072C2.93932 14.4005 0.108895 9.70675 0 9.60005Z" koffice:nodeTypes="ccccc"/>
            <draw:path draw:style-name="gr8" draw:id="shape12" draw:name="path565" draw:layer="" svg:width="68.83754390891pt" svg:height="160.39425185560pt" draw:transform="matrix(0.16922211000 0.00000000000 0.00000000000 0.16922211000 68.72534630938pt 37.48545731352pt)" svg:viewBox="0 0 69 160" svg:d="M24.0338 160.394C24.0338 160.394 35.5247 147.321 57.8738 150.146C54.5005 144.707 43.6422 145.335 43.6422 145.335C43.6422 145.335 40.2688 119.922 42.9041 118.666C45.5394 117.411 56.714 118.771 56.714 118.771C58.1894 118.771 60.72 114.796 58.7174 112.287C56.714 109.777 50.8107 100.156 53.2351 98.2728C55.6603 96.3908 68.8375 99.3188 68.8375 99.3188L31.6241 52.0489C31.6241 52.0489 27.8289 34.2704 35.4192 25.6946C44.5912 18.1648 43.6422 10.0074 43.3259 10.112C42.0606 1.84999 29.4106 -4.11156 20.8713 3.52363C15.8108 9.58898 19.1842 14.1907 19.1842 14.1907C19.1842 14.1907 5.90149 17.7464 5.37427 20.0469C4.84706 22.3481 20.344 19.6292 20.344 19.6292L18.8678 30.1917C18.8678 30.1917 -11.2825 57.382 11.8047 80.9128C12.0156 80.8082 12.5428 79.8667 12.5428 79.8667C12.5428 79.8667 20.6604 89.8024 29.1989 91.9983C37.211 100.156 36.4737 98.9004 36.4737 98.9004C36.4737 98.9004 38.0545 111.764 36.5791 114.273C34.5757 113.646 14.1245 112.915 11.0666 114.065C8.32588 114.901 -2.21604 114.378 0.419239 131.425C2.42186 126.824 4.2144 122.745 4.2144 122.745C4.2144 122.745 3.89807 128.915 6.42871 131.112C6.00693 124.627 8.8531 120.235 8.8531 120.235C8.8531 120.235 9.38032 127.347 10.9612 128.392C12.5428 129.438 12.5428 116.888 21.293 117.934C30.0424 118.98 36.3682 118.666 36.3682 118.666C36.3682 118.666 39.3198 143.243 38.3708 145.543C32.045 144.079 16.9707 146.171 16.0217 149.936C24.8765 149.413 28.9888 150.458 28.9888 150.458C28.9888 150.458 21.8202 156.733 24.0338 160.394Z" koffice:nodeTypes="ccccccccccccccccccccccccccccccccc"/>
            <draw:path draw:style-name="gr9" draw:id="shape13" draw:name="path552" draw:layer="" svg:width="14.51066530866pt" svg:height="42.85389654857pt" draw:transform="matrix(0.16922211000 0.00000000000 0.00000000000 0.16922211000 70.86867509349pt 41.94342444409pt)" svg:viewBox="0 0 15 43" svg:d="M14.5107 0C14.5107 0 -6.93552 24.2767 2.31696 42.8539C2.80952 40.2632 2.59472 38.6357 2.90395 38.7415C2.38856 38.4239 5.56347 40.9767 5.32191 40.4797C5.38958 39.1367 4.35488 36.2583 4.35488 36.2583C5.32191 36.5063 6.28973 36.7552 7.25676 37.0033C6.69259 35.9269 6.12764 34.8514 5.56347 33.775C6.93416 33.9406 8.30405 34.1055 9.67473 34.2712C9.67473 34.2712 8.22379 30.2978 8.7077 30.2978C9.19082 30.2978 12.0927 30.5459 12.0927 30.5459C5.99388 19.3053 11.7473 9.97023 14.5107 0Z" koffice:nodeTypes="ccccccccccc"/>
            <draw:path draw:style-name="gr10" draw:id="shape14" draw:name="path554" draw:layer="" svg:width="10.09015085353pt" svg:height="15.26171072729pt" draw:transform="matrix(0.16922211000 0.00000000000 0.00000000000 0.16922211000 73.54061879696pt 38.45514755739pt)" svg:viewBox="0 0 10 15" svg:d="M6.56755 0C6.56755 0 7.72554 8.08437 3.19967 10.4377C2.46277 10.9495 -0.378754 11.8707 0.0423314 13.5083C0.568689 15.7593 1.83114 15.3499 3.62075 14.9405C8.35636 14.1217 13.8296 4.29807 6.56755 0Z" koffice:nodeTypes="ccccc"/>
            <draw:path draw:style-name="gr11" draw:id="shape15" draw:name="path555" draw:layer="" svg:width="3.17277675044pt" svg:height="3.17274768083pt" draw:transform="matrix(0.16922211000 0.00000000000 0.00000000000 0.16922211000 72.67890424421pt 39.35944518407pt)" svg:viewBox="0 0 3 3" svg:d="M3.17278 1.58637C3.17278 2.4625 2.46252 3.17275 1.58639 3.17275C0.71025 3.17275 0 2.4625 0 1.58637C0 0.710244 0.71025 0 1.58639 0C2.46252 0 3.17278 0.710244 3.17278 1.58637Z" koffice:nodeTypes="ccccc"/>
            <draw:path draw:style-name="gr6" draw:id="shape16" draw:name="path559" draw:layer="" svg:width="8.93839350258pt" svg:height="9.09200390400pt" draw:transform="matrix(0.16922211000 0.00000000000 0.00000000000 0.16922211000 71.44305059752pt 40.83102598179pt)" svg:viewBox="0 0 9 9" svg:d="M4.06478 0C2.84624 0.89936 -3.57708 6.89433 2.73546 9.092C9.27041 7.49314 7.49799 6.39469 8.93808 5.09561C8.97529 2.39829 5.68921 1.69879 4.06478 0Z" koffice:nodeTypes="cccc"/>
            <draw:path draw:style-name="gr9" draw:id="shape17" draw:name="path560" draw:layer="" svg:width="10.83598895576pt" svg:height="10.54318240000pt" draw:transform="matrix(0.16922211000 0.00000000000 0.00000000000 0.16922211000 74.19756111612pt 50.88444384805pt)" svg:viewBox="0 0 11 11" svg:d="M0.801135 0C0.473857 1.39891 -0.943516 6.56248 1.01932 10.5432C6.47312 8.28422 8.98142 8.92905 10.836 10.1127C6.36486 6.56248 4.61938 5.05596 0.801135 0Z" koffice:nodeTypes="cccc"/>
            <draw:path draw:style-name="gr12" draw:id="shape18" draw:name="path561" draw:layer="" svg:width="6.94061494933pt" svg:height="12.12280146238pt" draw:transform="matrix(0.16922211000 0.00000000000 0.00000000000 0.16922211000 75.85269063902pt 54.90922251229pt)" svg:viewBox="0 0 7 12" svg:d="M0 0L0.313064 11.7951C0.313064 11.7951 4.38209 12.5324 6.25968 11.7951C8.13806 11.0577 6.15532 3.58058 0 0Z" koffice:nodeTypes="cccc"/>
            <draw:path draw:style-name="gr13" draw:id="shape19" draw:name="path564" draw:layer="" svg:width="44.25365978739pt" svg:height="52.44069633305pt" draw:transform="matrix(0.16922211000 0.00000000000 0.00000000000 0.16922211000 73.58165786457pt 46.32137814836pt)" svg:viewBox="0 0 44 52" svg:d="M42.7137 52.4369C42.7137 52.4369 35.2326 34.1286 16.1139 29.4987C-3.00474 24.8688 -0.511281 4.24603 1.04763 2.98311C1.87905 1.19397 2.50261 -1.54155 8.00918 1.08953C13.5165 3.71981 38.8692 16.6615 42.5059 17.2929C46.1425 17.9244 43.0255 52.8579 42.7137 52.4369Z" koffice:nodeTypes="cccccc"/>
            <draw:path draw:style-name="gr14" draw:id="shape20" draw:name="path563" draw:layer="" svg:width="42.14420593136pt" svg:height="60.75766649595pt" draw:transform="matrix(0.16922211000 0.00000000000 0.00000000000 0.16922211000 77.76713072827pt 49.07579793637pt)" svg:viewBox="0 0 42 61" svg:d="M0.00279239 12.967C-0.308463 13.1761 25.5202 28.3379 17.7404 41.4095C25.106 36.4945 22.7197 27.9204 22.7197 27.9204C22.7197 27.9204 28.7357 43.7105 14.1099 51.4487C15.6661 52.8084 16.7037 52.4938 16.7037 52.4938L14.2136 55.004C14.2136 55.004 13.0723 56.8859 22.9272 52.0755C20.2296 54.2719 20.0229 55.84 20.0229 55.84C20.0229 55.84 20.7484 57.9318 27.1802 52.2846C21.9934 57.9318 20.8522 60.8596 20.8522 60.755C34.8555 59.4999 65.3522 13.5945 11.2056 0C14.1107 3.03316 13.6949 2.61479 13.6949 2.61479Z" koffice:nodeTypes="ccccccccccccc"/>
            <draw:path draw:style-name="gr15" draw:id="shape21" draw:name="path562" draw:layer="" svg:width="38.14790977720pt" svg:height="19.54362876308pt" draw:transform="matrix(0.16922211000 0.00000000000 0.00000000000 0.16922211000 74.91066432074pt 47.94659653403pt)" svg:viewBox="0 0 38 20" svg:d="M17.8375 14.9861C21.3608 17.4717 22.6038 18.3005 23.0183 19.5436C19.806 18.8192 16.9046 19.0256 16.9046 19.0256C16.9046 19.0256 9.96176 12.397 8.71797 11.879C7.78514 11.879 2.39698 8.46107 2.39698 8.46107C-0.297096 7.1143 -2.78388 -2.20709 7.16403 0.485657C17.4221 5.35315 18.8732 5.76833 18.8732 5.76833C22.9495 7.0455 27.025 8.32347 31.1014 9.60064C33.4505 12.2246 35.7988 14.8485 38.1479 17.4725C38.1479 17.4725 25.6096 11.2574 24.0548 11.1538C27.4745 13.9502 29.4438 17.7825 29.4438 17.7825C25.4711 16.6429 22.0175 15.6077 17.8375 14.9861Z" koffice:nodeTypes="cccccccccccc"/>
            <draw:path draw:style-name="gr16" draw:id="shape22" draw:name="path566" draw:layer="" svg:width="13.25187090286pt" svg:height="2.17668852032pt" draw:transform="matrix(0.16922211000 0.00000000000 0.00000000000 0.16922211000 69.61150846685pt 40.55820633318pt)" svg:viewBox="0 0 13 2" svg:d="M0 2.17669C0 2.17669 11.8252 -0.322151 13.2519 0.0349225" koffice:nodeTypes="cc"/>
          </draw:g>
          <draw:rect draw:style-name="gr4" draw:id="shape23" draw:name="rect584" draw:layer="" svg:width="150.00013600000pt" svg:height="16.66430080000pt" svg:x="0.00000000000pt" svg:y="83.33569600000pt"/>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34:22</dc:date>
    <meta:creation-date>2011-05-22T06:10:52</meta:creation-date>
    <dc:creator>Yue Liu</dc:creator>
  </office:meta>
</office:document-meta>
</file>